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6" style:family="paragraph" style:parent-style-name="Default">
      <style:paragraph-properties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Default">
      <style:paragraph-properties fo:text-align="start" style:justify-single-word="false"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1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Bookman Old Style" style:font-size-asian="11pt" style:font-weight-asian="normal" style:font-name-complex="Bookman Old Style" style:font-size-complex="11pt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5" style:family="paragraph" style:parent-style-name="Default">
      <style:paragraph-properties fo:text-align="center" style:justify-single-word="false" style:text-autospace="none"/>
    </style:style>
    <style:style style:name="P16" style:family="paragraph" style:parent-style-name="Default">
      <style:paragraph-properties fo:text-align="start" style:justify-single-word="false" style:text-autospace="none"/>
    </style:style>
    <style:style style:name="P17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8" style:family="paragraph" style:parent-style-name="Default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Default">
      <style:paragraph-properties fo:text-align="center" style:justify-single-word="false" style:text-autospace="none"/>
      <style:text-properties style:font-name="Times New Roman1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1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2" style:family="paragraph" style:parent-style-name="Default">
      <style:paragraph-properties fo:text-align="start" style:justify-single-word="false" style:text-autospace="none"/>
      <style:text-properties style:font-name="Times New Roman" fo:font-size="11pt" style:font-size-asian="11pt" style:font-size-complex="11pt"/>
    </style:style>
    <style:style style:name="P23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5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0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Default" style:list-style-name="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3" style:family="paragraph" style:parent-style-name="Default" style:list-style-name="">
      <style:paragraph-properties style:text-autospace="none"/>
    </style:style>
    <style:style style:name="P34" style:family="paragraph" style:parent-style-name="Default" style:list-style-name="">
      <style:paragraph-properties fo:text-align="center" style:justify-single-word="false" fo:background-color="#c0c0c0" style:text-autospace="none">
        <style:background-image/>
      </style:paragraph-properties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39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2" fo:font-size="9pt" fo:font-style="italic"/>
    </style:style>
    <style:style style:name="T6" style:family="text">
      <style:text-properties style:font-name="Times New Roman2" fo:font-size="9pt" fo:language="en" fo:country="US" fo:font-style="italic"/>
    </style:style>
    <style:style style:name="T7" style:family="text">
      <style:text-properties fo:color="#000000" style:text-line-through-style="none" fo:language="en" fo:country="US" style:text-underline-style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9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0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1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2" style:family="text">
      <style:text-properties fo:color="#000000" style:font-name="Times New Roman1" fo:font-size="11.5pt" fo:language="en" fo:country="US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3" style:family="text">
      <style:text-properties fo:color="#000000" fo:language="en" fo:country="US" fo:font-weight="normal" style:font-name-asian="Bookman Old Style" style:font-weight-asian="normal" style:font-name-complex="Bookman Old Style" style:font-weight-complex="normal"/>
    </style:style>
    <style:style style:name="T14" style:family="text">
      <style:text-properties fo:color="#000000" fo:language="en" fo:country="US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color="#000000" fo:language="en" fo:country="US" fo:font-weight="bold" style:font-name-asian="Bookman Old Style" style:font-weight-asian="bold" style:font-name-complex="Bookman Old Style" style:font-weight-complex="bold"/>
    </style:style>
    <style:style style:name="T16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7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color="#000000" style:font-name-asian="Times New Roman1" style:font-name-complex="Times New Roman1"/>
    </style:style>
    <style:style style:name="T19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0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1" style:family="text">
      <style:text-properties fo:color="#000000" style:font-name="Times New Roman1" fo:font-size="11.5pt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5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6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27" style:family="text">
      <style:text-properties style:font-name="Times New Roman1" style:font-name-asian="Times New Roman1" style:font-name-complex="Times New Roman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1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<text:span text:style-name="T9">Applicants for survey: </text:span></text:p>
            <text:p text:style-name="P16"><text:span text:style-name="T9">Company </text:span><text:span text:style-name="T10">CJSC «Tander» </text:span></text:p>
            <text:p text:style-name="P14"/>
            <text:p text:style-name="P16"><text:s/><text:span text:style-name="T9">Address </text:span></text:p>
            <text:p text:style-name="P5">CJSC “Tander” </text:p>
            <text:p text:style-name="P5">185 Levanevskogo Street </text:p>
            <text:p text:style-name="P5">Krasnodar, 350002 </text:p>
            <text:p text:style-name="P5">Russia </text:p>
            <text:p text:style-name="P4"/>
          </table:table-cell>
          <table:table-cell table:style-name="Таблица1.A1" office:value-type="string">
            <text:p text:style-name="P16"><text:s/><text:span text:style-name="T9">Заказчик инспекции: </text:span></text:p>
            <text:p text:style-name="P16"><text:span text:style-name="T9">Компания</text:span><text:span text:style-name="T10"> ЗAO «Тандер» </text:span></text:p>
            <text:p text:style-name="P5"/>
            <text:p text:style-name="P16"><text:s/><text:span text:style-name="T9">Адрес </text:span></text:p>
            <text:p text:style-name="P16"><text:span text:style-name="T9">З</text:span><text:span text:style-name="T10">AO «Тандер» </text:span></text:p>
            <text:p text:style-name="P5">Россия </text:p>
            <text:p text:style-name="P5">350002 Краснодар </text:p>
            <text:p text:style-name="P5">ул. Леваневского 185 </text:p>
            <text:p text:style-name="P6"/>
          </table:table-cell>
        </table:table-row>
      </table:table>
      <text:p text:style-name="P15"><text:s/><text:span text:style-name="T23">CARGO SURVEY REPORT </text:span></text:p>
      <text:p text:style-name="P17"><text:span text:style-name="T24">№ </text:span><text:span text:style-name="T25">{$Report}</text:span></text:p>
      <text:p text:style-name="P18">ОТЧЕТ ОБ ИНСПЕКЦИИ ГРУЗА </text:p>
      <text:p text:style-name="P17"><text:span text:style-name="T24">№ </text:span><text:span text:style-name="T25">{$Report}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Container:</text:p>
            <text:p text:style-name="P23">{$number}</text:p>
            <text:p text:style-name="P7"/>
            <text:p text:style-name="P21"><text:span text:style-name="T16">Seal: </text:span><text:span text:style-name="T7">{$inspection.actualSeal}</text:span><text:span text:style-name="T17"> </text:span></text:p>
            <text:p text:style-name="P8"/>
            <text:p text:style-name="P21"><text:span text:style-name="T16">Description of Goods</text:span><text:span text:style-name="T17">: </text:span><text:span text:style-name="T14">{$actualCargoesEnglishName}</text:span></text:p>
            <text:p text:style-name="P13"/>
            <text:p text:style-name="P21"><text:span text:style-name="T16">Vessel: </text:span><text:span text:style-name="T13">{$voyage.vessel.name}</text:span><text:span text:style-name="T17"> </text:span></text:p>
            <text:p text:style-name="P7"/>
            <text:p text:style-name="P21"><text:span text:style-name="T16">Bill of Lading: </text:span><text:span text:style-name="T14">{$billOfLadings}</text:span></text:p>
            <text:p text:style-name="P7"/>
            <text:p text:style-name="P21"><text:span text:style-name="T16">Port and day of loading: </text:span><text:span text:style-name="T14">{$loadingPort.englishName}</text:span><text:span text:style-name="T17"> </text:span></text:p>
            <text:p text:style-name="P11">{$loadingDate} </text:p>
            <text:p text:style-name="P9">Port and day of unloading: </text:p>
            <text:p text:style-name="P30">{$dischargePort.englishName}</text:p>
            <text:p text:style-name="P30">{$dischargeDate}</text:p>
            <text:p text:style-name="P8"/>
            <text:p text:style-name="P9">Shipper: </text:p>
            <text:p text:style-name="P30">{$cargoSuppliersEng}</text:p>
            <text:p text:style-name="P9"/>
            <text:p text:style-name="P21"><text:span text:style-name="T16">Order №: </text:span><text:span text:style-name="T15">{$orders}</text:span><text:span text:style-name="T16"> <text:s/></text:span></text:p>
            <text:p text:style-name="P21"/>
            <text:p text:style-name="P21"><text:span text:style-name="T16">Invoice №:</text:span><text:span text:style-name="T18"> </text:span><text:span text:style-name="T15">{$invoices}</text:span><text:span text:style-name="T16"> <text:s/></text:span></text:p>
            <text:p text:style-name="P7"/>
            <text:p text:style-name="P9">Receiver: </text:p>
            <text:p text:style-name="P8">CJSC “Tander” </text:p>
            <text:p text:style-name="P8">185 Levanevskogo Street </text:p>
            <text:p text:style-name="P8">350002 Krasnodar,</text:p>
            <text:p text:style-name="P8">Russia </text:p>
            <text:p text:style-name="P7"/>
            <text:p text:style-name="P21"><text:span text:style-name="T16">Date of inspection request</text:span><text:span text:style-name="T17">: </text:span><text:span text:style-name="T7">{$inspection.surveyRequestDate}</text:span></text:p>
            <text:p text:style-name="P21"><text:span text:style-name="T16">Date of Survey Conducted</text:span><text:span text:style-name="T17">: </text:span><text:span text:style-name="T7">{$inspection.surveyDate}</text:span></text:p>
            <text:p text:style-name="P9">Place of survey: </text:p>
            <text:p text:style-name="P30">{$inspection.surveyPlace.englishName}</text:p>
            <text:p text:style-name="P33"><text:soft-page-break/><text:span text:style-name="T9">Unloading on a warehouse/in a motor vehicle:</text:span></text:p>
            <text:p text:style-name="P33"><text:span text:style-name="T8"/></text:p>
            <text:p text:style-name="P33"><text:span text:style-name="T9">Type of packing:</text:span></text:p>
            <text:p text:style-name="P33"><text:span text:style-name="T10"/></text:p>
            <text:p text:style-name="P33"><text:span text:style-name="T9">Formation pallets</text:span><text:span text:style-name="T10"> </text:span></text:p>
            <text:p text:style-name="P30"/>
          </table:table-cell>
          <table:table-cell table:style-name="Таблица2.A1" office:value-type="string">
            <text:p text:style-name="P25">Контейнер:</text:p>
            <text:p text:style-name="P23">{$number}</text:p>
            <text:p text:style-name="P23"/>
            <text:p text:style-name="P26"><text:span text:style-name="T16">Пломба: </text:span><text:span text:style-name="T7">{$inspection.actualSeal}</text:span></text:p>
            <text:p text:style-name="P23"/>
            <text:p text:style-name="P21"><text:span text:style-name="T16">Груз</text:span><text:span text:style-name="T17">: <text:s/></text:span><text:span text:style-name="T14">{$actualCargoesName}</text:span></text:p>
            <text:p text:style-name="P11"/>
            <text:p text:style-name="P21"><text:span text:style-name="T16">Судно: </text:span><text:span text:style-name="T13">{$voyage.vessel.name}</text:span></text:p>
            <text:p text:style-name="P12"/>
            <text:p text:style-name="P21"><text:span text:style-name="T16">Коносамент: </text:span><text:span text:style-name="T14">{$billOfLadings}</text:span></text:p>
            <text:p text:style-name="P8"/>
            <text:p text:style-name="P21"><text:span text:style-name="T16">Порт и дата отгрузки: </text:span><text:span text:style-name="T14">{$loadingPort.name}</text:span></text:p>
            <text:p text:style-name="P11">{$loadingDate}</text:p>
            <text:p text:style-name="P9">Порт и дата выгрузки: </text:p>
            <text:p text:style-name="P30">{$dischargePort.name}</text:p>
            <text:p text:style-name="P30">{$dischargeDate}</text:p>
            <text:p text:style-name="P8"/>
            <text:p text:style-name="P9">Отправитель:</text:p>
            <text:p text:style-name="P30">{$cargoSuppliers}</text:p>
            <text:p text:style-name="P23"/>
            <text:p text:style-name="P22"><text:span text:style-name="T16">Заказ №: </text:span><text:span text:style-name="T15">{$orders}</text:span><text:span text:style-name="T16"> </text:span></text:p>
            <text:p text:style-name="P10"/>
            <text:p text:style-name="P22"><text:span text:style-name="T16">Инвойс №: </text:span><text:span text:style-name="T15">{$invoices}</text:span><text:span text:style-name="T16"> </text:span></text:p>
            <text:p text:style-name="P10"/>
            <text:p text:style-name="P9">Получатель: </text:p>
            <text:p text:style-name="P8">ЗАО «Тандер» </text:p>
            <text:p text:style-name="P8">Россия </text:p>
            <text:p text:style-name="P8">350002 Краснодар</text:p>
            <text:p text:style-name="P8"><text:s/>ул. Леваневского 185 </text:p>
            <text:p text:style-name="P22"/>
            <text:p text:style-name="P21"><text:span text:style-name="T16">Дата заявки на инспекцию:</text:span><text:span text:style-name="T7">{$inspection.surveyRequestDate}</text:span></text:p>
            <text:p text:style-name="P21"><text:span text:style-name="T16">Дата проведения инспекции: </text:span><text:span text:style-name="T7">{$inspection.surveyDate}</text:span><text:span text:style-name="T17"> </text:span></text:p>
            <text:p text:style-name="P9">Место инспекции: </text:p>
            <text:p text:style-name="P30">{$inspection.surveyPlace.russianName}</text:p>
            <text:p text:style-name="P31"><text:soft-page-break/><text:span text:style-name="T26">Выгрузка на склад/в автомашину:</text:span></text:p>
            <text:p text:style-name="P31"><text:span text:style-name="T27"/></text:p>
            <text:p text:style-name="P31"><text:span text:style-name="T26">Вид упаковки:</text:span></text:p>
            <text:p text:style-name="P31"><text:span text:style-name="T26"/></text:p>
            <text:p text:style-name="P33"><text:span text:style-name="T9">Формирование паллет:</text:span></text:p>
          </table:table-cell>
        </table:table-row>
      </table:table>
      <text:p text:style-name="P20"/>
      <table:table table:name="TableStickerA4" table:style-name="TableStickerA4">
        <table:table-column table:style-name="TableStickerA4.A" table:number-columns-repeated="2"/>
        <table:table-row>
          <table:table-cell table:style-name="TableStickerA4.A1" table:number-columns-spanned="2" office:value-type="string">
            <text:p text:style-name="P34"><text:span text:style-name="T9">Sticker in A4 format/Стикер формата А4:</text:span></text:p>
          </table:table-cell>
          <table:covered-table-cell/>
        </table:table-row>
        <table:table-row>
          <table:table-cell table:style-name="TableStickerA4.A1" office:value-type="string">
            <text:p text:style-name="P36"/>
          </table:table-cell>
          <table:table-cell table:style-name="TableStickerA4.A1" office:value-type="string">
            <text:p text:style-name="P36"/>
          </table:table-cell>
        </table:table-row>
      </table:table>
      <text:p text:style-name="P20"/>
      <table:table table:name="TableShippingMark" table:style-name="TableShippingMark">
        <table:table-column table:style-name="TableShippingMark.A" table:number-columns-repeated="2"/>
        <table:table-row>
          <table:table-cell table:style-name="TableShippingMark.A1" table:number-columns-spanned="2" office:value-type="string">
            <text:p text:style-name="P34"><text:span text:style-name="T11">Shipping </text:span><text:span text:style-name="T12">m</text:span><text:span text:style-name="T11">ark</text:span><text:span text:style-name="T12">s</text:span><text:span text:style-name="T11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36"/>
          </table:table-cell>
          <table:table-cell table:style-name="TableShippingMark.A1" office:value-type="string">
            <text:p text:style-name="P3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2" fo:font-size="9pt" fo:font-style="italic"/>
    </style:style>
    <style:style style:name="MT4" style:family="text">
      <style:text-properties style:font-name="Times New Roman2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22T12:39:16.54</dc:date>
    <meta:editing-duration>PT22H19M21S</meta:editing-duration>
    <meta:editing-cycles>98</meta:editing-cycles>
    <meta:generator>LibreOffice/3.3$Win32 LibreOffice_project/330m19$Build-301</meta:generator>
    <meta:document-statistic meta:table-count="5" meta:image-count="0" meta:object-count="0" meta:page-count="2" meta:paragraph-count="81" meta:word-count="213" meta:character-count="1895"/>
  </office:meta>
</office:document-meta>
</file>